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bf5e"/>
    </style:style>
    <style:style style:name="P2" style:family="paragraph" style:parent-style-name="Heading_20_1">
      <style:text-properties officeooo:paragraph-rsid="0007bf5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7bf5e"/>
    </style:style>
    <style:style style:name="P4" style:family="paragraph" style:parent-style-name="Text_20_body" style:list-style-name="L1">
      <style:text-properties officeooo:paragraph-rsid="0007bf5e"/>
    </style:style>
    <style:style style:name="P5" style:family="paragraph" style:parent-style-name="Standard">
      <style:text-properties style:font-name="Liberation Serif" fo:font-size="12pt" officeooo:paragraph-rsid="0007bf5e" style:font-size-asian="12pt" style:font-size-complex="12pt"/>
    </style:style>
    <style:style style:name="P6" style:family="paragraph" style:parent-style-name="Heading_20_2">
      <style:text-properties officeooo:paragraph-rsid="0007bf5e"/>
    </style:style>
    <style:style style:name="P7" style:family="paragraph" style:parent-style-name="Standard">
      <style:text-properties style:font-name="Liberation Serif" fo:font-size="12pt" fo:font-weight="bold" officeooo:rsid="00083282" officeooo:paragraph-rsid="0007bf5e" style:font-size-asian="12pt" style:font-weight-asian="bold" style:font-size-complex="12pt" style:font-weight-complex="bold"/>
    </style:style>
    <style:style style:name="P8" style:family="paragraph" style:parent-style-name="Heading_20_3">
      <style:text-properties fo:font-size="12pt" fo:font-weight="bold" officeooo:rsid="00083282" officeooo:paragraph-rsid="0007bf5e" style:font-size-asian="10.5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paragraph-rsid="0007bf5e"/>
    </style:style>
    <style:style style:name="P11" style:family="paragraph" style:parent-style-name="Text_20_body" style:list-style-name="L2">
      <style:text-properties style:font-name="Liberation Serif" fo:font-size="12pt" officeooo:paragraph-rsid="0007bf5e" style:font-size-asian="12pt" style:font-size-complex="12pt"/>
    </style:style>
    <style:style style:name="P12" style:family="paragraph" style:parent-style-name="Horizontal_20_Line">
      <style:text-properties style:font-name="Liberation Serif" fo:font-size="12pt" officeooo:paragraph-rsid="0007bf5e" style:font-size-asian="12pt" style:font-size-complex="12pt"/>
    </style:style>
    <style:style style:name="P13" style:family="paragraph" style:parent-style-name="Heading_20_3">
      <style:text-properties officeooo:paragraph-rsid="0007bf5e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paragraph-rsid="0007bf5e"/>
    </style:style>
    <style:style style:name="P16" style:family="paragraph" style:parent-style-name="Text_20_body" style:list-style-name="L3">
      <style:text-properties style:font-name="Liberation Serif" fo:font-size="12pt" officeooo:paragraph-rsid="0007bf5e" style:font-size-asian="12pt" style:font-size-complex="12pt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paragraph-rsid="0007bf5e"/>
    </style:style>
    <style:style style:name="P18" style:family="paragraph" style:parent-style-name="Text_20_body" style:list-style-name="L4">
      <style:text-properties officeooo:paragraph-rsid="0007bf5e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20" style:family="paragraph" style:parent-style-name="Text_20_body" style:list-style-name="L5">
      <style:text-properties style:font-name="Liberation Serif" fo:font-size="12pt" officeooo:paragraph-rsid="0007bf5e" style:font-size-asian="12pt" style:font-size-complex="12pt"/>
    </style:style>
    <style:style style:name="P21" style:family="paragraph" style:parent-style-name="Text_20_body" style:list-style-name="L6">
      <style:text-properties officeooo:paragraph-rsid="0007bf5e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officeooo:paragraph-rsid="0007bf5e"/>
    </style:style>
    <style:style style:name="P24" style:family="paragraph" style:parent-style-name="Text_20_body" style:list-style-name="L6">
      <style:text-properties style:font-name="Liberation Serif" fo:font-size="12pt" officeooo:paragraph-rsid="0007bf5e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officeooo:rsid="0005bbc9" officeooo:paragraph-rsid="0005bbc9"/>
    </style:style>
    <style:style style:name="P26" style:family="paragraph" style:parent-style-name="Standard">
      <style:paragraph-properties fo:text-align="start" style:justify-single-word="false"/>
      <style:text-properties officeooo:rsid="0005bbc9" officeooo:paragraph-rsid="0005bbc9"/>
    </style:style>
    <style:style style:name="T1" style:family="text">
      <style:text-properties fo:font-size="16pt" officeooo:rsid="0007bf5e" style:font-size-asian="14pt" style:font-size-complex="16pt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088b0a" style:font-size-asian="16pt" style:font-size-complex="16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style:font-size-asian="12pt"/>
    </style:style>
    <style:style style:name="T6" style:family="text">
      <style:text-properties officeooo:rsid="000949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OCUMENTACIÓN EDA HARRY POTTER</text:span></text:span></text:p>
      <text:h text:style-name="P2" text:outline-level="1" text:is-list-header="true"><text:span text:style-name="Strong_20_Emphasis"><text:span text:style-name="T2">Est</text:span></text:span><text:span text:style-name="Strong_20_Emphasis"><text:span text:style-name="T3">r</text:span></text:span><text:span text:style-name="Strong_20_Emphasis"><text:span text:style-name="T2">uctura del dataset:</text:span></text:span></text:h>
      <text:list text:style-name="L1">
        <text:list-item>
          <text:p text:style-name="P3"><text:span text:style-name="Strong_20_Emphasis"><text:span text:style-name="T4">Cantidad de filas:</text:span></text:span><text:span text:style-name="T4"> 140</text:span></text:p>
        </text:list-item>
        <text:list-item>
          <text:p text:style-name="P3"><text:span text:style-name="Strong_20_Emphasis"><text:span text:style-name="T4">Cantidad de columnas:</text:span></text:span><text:span text:style-name="T4"> 15</text:span></text:p>
        </text:list-item>
        <text:list-item>
          <text:p text:style-name="P3"><text:span text:style-name="Strong_20_Emphasis"><text:span text:style-name="T4">Columnas destacadas:</text:span></text:span></text:p>
          <text:list>
            <text:list-item>
              <text:p text:style-name="P3"><text:span text:style-name="T4">Variables categóricas: </text:span><text:span text:style-name="Source_20_Text"><text:span text:style-name="T4">Gender</text:span></text:span><text:span text:style-name="T4">, </text:span><text:span text:style-name="Source_20_Text"><text:span text:style-name="T4">House</text:span></text:span><text:span text:style-name="T4">, </text:span><text:span text:style-name="Source_20_Text"><text:span text:style-name="T4">Species</text:span></text:span><text:span text:style-name="T4">, </text:span><text:span text:style-name="Source_20_Text"><text:span text:style-name="T4">Blood status</text:span></text:span><text:span text:style-name="T4">, etc.</text:span></text:p>
            </text:list-item>
            <text:list-item>
              <text:p text:style-name="P3"><text:span text:style-name="T4">Variables numéricas: Solo </text:span><text:span text:style-name="Source_20_Text"><text:span text:style-name="T4">Id</text:span></text:span><text:span text:style-name="T4"> por ahora.</text:span></text:p>
            </text:list-item>
            <text:list-item>
              <text:p text:style-name="P4"><text:span text:style-name="T4">Variables con valores faltantes: </text:span><text:span text:style-name="Source_20_Text"><text:span text:style-name="T4">Job</text:span></text:span><text:span text:style-name="T4">, </text:span><text:span text:style-name="Source_20_Text"><text:span text:style-name="T4">House</text:span></text:span><text:span text:style-name="T4">, </text:span><text:span text:style-name="Source_20_Text"><text:span text:style-name="T4">Loyalty</text:span></text:span><text:span text:style-name="T4">, entre otras.</text:span></text:p>
            </text:list-item>
          </text:list>
        </text:list-item>
      </text:list>
      <text:p text:style-name="P5"/>
      <text:p text:style-name="P5"/>
      <text:h text:style-name="P6" text:outline-level="2">Preguntas claves a responder con este análisis:</text:h>
      <text:p text:style-name="P7"/>
      <text:h text:style-name="P8" text:outline-level="3"><text:span text:style-name="Strong_20_Emphasis"><text:span text:style-name="T5">Sobre características generales de los personajes</text:span></text:span></text:h>
      <text:list text:style-name="L2">
        <text:list-item>
          <text:p text:style-name="P9">¿Cuál es la distribución de personajes por género?</text:p>
        </text:list-item>
        <text:list-item>
          <text:p text:style-name="P9">¿Qué casas tienen más personajes asociados? ¿Existen diferencias en las características (por ejemplo, habilidades o lealtades) entre las casas?</text:p>
        </text:list-item>
        <text:list-item>
          <text:p text:style-name="P10"><text:span text:style-name="T4">¿Cómo se distribuyen los tipos de sangre (</text:span><text:span text:style-name="Source_20_Text"><text:span text:style-name="T4">Blood status</text:span></text:span><text:span text:style-name="T4">) entre los personajes?</text:span></text:p>
        </text:list-item>
        <text:list-item>
          <text:p text:style-name="P11">¿Qué trabajos son más comunes entre los personajes y cómo se relacionan con sus casas o habilidades?</text:p>
        </text:list-item>
      </text:list>
      <text:p text:style-name="P12"/>
      <text:h text:style-name="P13" text:outline-level="3"><text:span text:style-name="Strong_20_Emphasis"><text:span text:style-name="T4">Sobre atributos específicos</text:span></text:span></text:h>
      <text:list text:style-name="L3">
        <text:list-item>
          <text:p text:style-name="P14">¿Cuáles son los colores de pelo y ojos más comunes entre los personajes? ¿Se relacionan con alguna casa o tipo de sangre?</text:p>
        </text:list-item>
        <text:list-item>
          <text:p text:style-name="P15"><text:span text:style-name="T4">¿Qué tipos de varitas (</text:span><text:span text:style-name="Source_20_Text"><text:span text:style-name="T4">Wand</text:span></text:span><text:span text:style-name="T4">) son más comunes, y cómo están distribuidas entre casas o especies?</text:span></text:p>
        </text:list-item>
        <text:list-item>
          <text:p text:style-name="P14">¿Qué especies predominan entre los personajes y cómo influyen en s<text:span text:style-name="T6">us</text:span> o lealtades?</text:p>
        </text:list-item>
        <text:list-item>
          <text:p text:style-name="P16">¿Qué Patronus son más comunes, y están relacionados con casas específicas?</text:p>
        </text:list-item>
      </text:list>
      <text:p text:style-name="P12"/>
      <text:h text:style-name="P13" text:outline-level="3"><text:span text:style-name="Strong_20_Emphasis"><text:span text:style-name="T4">Sobre relaciones y patrones</text:span></text:span></text:h>
      <text:list text:style-name="L4">
        <text:list-item>
          <text:p text:style-name="P17"><text:span text:style-name="T4">¿Qué personajes destacan por su lealtad (</text:span><text:span text:style-name="Source_20_Text"><text:span text:style-name="T4">Loyalty</text:span></text:span><text:span text:style-name="T4">) a organizaciones o grupos específicos, como la Orden del Fénix o Hogwarts?</text:span></text:p>
        </text:list-item>
        <text:list-item>
          <text:p text:style-name="P18"><text:span text:style-name="T4">¿Hay algún patrón en las fechas de nacimiento (</text:span><text:span text:style-name="Source_20_Text"><text:span text:style-name="T4">Birth</text:span></text:span><text:span text:style-name="T4">) o muerte (</text:span><text:span text:style-name="Source_20_Text"><text:span text:style-name="T4">Death</text:span></text:span><text:span text:style-name="T4">) de los personajes? (Por ejemplo, grupos de edad o períodos históricos clave).</text:span></text:p>
        </text:list-item>
      </text:list>
      <text:p text:style-name="P12"/>
      <text:h text:style-name="P13" text:outline-level="3"><text:span text:style-name="Strong_20_Emphasis"><text:span text:style-name="T4">Preguntas avanzadas (multivariantes)</text:span></text:span></text:h>
      <text:list text:style-name="L5">
        <text:list-item>
          <text:p text:style-name="P19">¿Cómo se relacionan las lealtades con el trabajo o la especie de los personajes?</text:p>
        </text:list-item>
        <text:list-item>
          <text:p text:style-name="P20"><text:soft-page-break/>¿Qué combinaciones de atributos (casa, varita, Patronus, etc.) parecen ser únicas o recurrentes?</text:p>
        </text:list-item>
      </text:list>
      <text:p text:style-name="P7"/>
      <text:p text:style-name="P7"/>
      <text:p text:style-name="P7"/>
      <text:h text:style-name="P6" text:outline-level="2"><text:span text:style-name="Strong_20_Emphasis">Plan de trabajo</text:span></text:h>
      <text:list text:style-name="L6">
        <text:list-item>
          <text:p text:style-name="P21"><text:span text:style-name="Strong_20_Emphasis"><text:span text:style-name="T4">Preparación de datos (ETL):</text:span></text:span></text:p>
          <text:list>
            <text:list-item>
              <text:p text:style-name="P22">Identificar y tratar valores faltantes.</text:p>
            </text:list-item>
            <text:list-item>
              <text:p text:style-name="P22">Normalizar y estandarizar columnas si es necesario (e.g., formatos de fechas, categorías únicas).</text:p>
            </text:list-item>
            <text:list-item>
              <text:p text:style-name="P23"><text:span text:style-name="T4">Verificar consistencia en columnas clave (</text:span><text:span text:style-name="Source_20_Text"><text:span text:style-name="T4">House</text:span></text:span><text:span text:style-name="T4">, </text:span><text:span text:style-name="Source_20_Text"><text:span text:style-name="T4">Species</text:span></text:span><text:span text:style-name="T4">, </text:span><text:span text:style-name="Source_20_Text"><text:span text:style-name="T4">Skills</text:span></text:span><text:span text:style-name="T4">, etc.).</text:span></text:p>
            </text:list-item>
          </text:list>
        </text:list-item>
        <text:list-item>
          <text:p text:style-name="P21"><text:span text:style-name="Strong_20_Emphasis"><text:span text:style-name="T4">Análisis univariante:</text:span></text:span></text:p>
          <text:list>
            <text:list-item>
              <text:p text:style-name="P22">Explorar la distribución de cada columna (frecuencias para categóricas, distribuciones para numéricas).</text:p>
            </text:list-item>
            <text:list-item>
              <text:p text:style-name="P22">Identificar patrones iniciales y posibles anomalías.</text:p>
            </text:list-item>
          </text:list>
        </text:list-item>
        <text:list-item>
          <text:p text:style-name="P21"><text:span text:style-name="Strong_20_Emphasis"><text:span text:style-name="T4">Análisis bivariante:</text:span></text:span></text:p>
          <text:list>
            <text:list-item>
              <text:p text:style-name="P22">Comparar relaciones clave (e.g., casas vs. habilidades, tipo de sangre vs. varitas, etc.).</text:p>
            </text:list-item>
            <text:list-item>
              <text:p text:style-name="P22">Visualizar patrones y asociaciones relevantes.</text:p>
            </text:list-item>
          </text:list>
        </text:list-item>
        <text:list-item>
          <text:p text:style-name="P21"><text:span text:style-name="Strong_20_Emphasis"><text:span text:style-name="T4">Análisis multivariante:</text:span></text:span></text:p>
          <text:list>
            <text:list-item>
              <text:p text:style-name="P22">Examinar combinaciones más complejas (e.g., casas + habilidades + lealtades).</text:p>
            </text:list-item>
            <text:list-item>
              <text:p text:style-name="P22">Aplicar técnicas de clustering o segmentación si tiene sentido.</text:p>
            </text:list-item>
          </text:list>
        </text:list-item>
        <text:list-item>
          <text:p text:style-name="P21"><text:span text:style-name="Strong_20_Emphasis"><text:span text:style-name="T4">Documentación:</text:span></text:span></text:p>
          <text:list>
            <text:list-item>
              <text:p text:style-name="P22">Ir creando fichas detalladas por cada columna y registros clave durante el análisis.</text:p>
            </text:list-item>
            <text:list-item>
              <text:p text:style-name="P24">Consolidar hallazgos y generar un informe final.</text:p>
            </text:list-item>
          </text:list>
        </text:list-item>
      </text:list>
      <text:p text:style-name="P7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06:21.642000000</meta:creation-date>
    <dc:date>2024-12-06T16:33:26.570000000</dc:date>
    <meta:editing-duration>PT20M10S</meta:editing-duration>
    <meta:editing-cycles>4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2" meta:word-count="401" meta:character-count="2609" meta:non-whitespace-character-count="2284"/>
  </office:meta>
</office:document-meta>
</file>